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ef3" officeooo:paragraph-rsid="000caef3"/>
    </style:style>
    <style:style style:name="P2" style:family="paragraph" style:parent-style-name="Standard">
      <style:text-properties officeooo:rsid="000d58fe" officeooo:paragraph-rsid="000d58fe"/>
    </style:style>
    <style:style style:name="P3" style:family="paragraph" style:parent-style-name="Standard">
      <style:text-properties fo:font-weight="bold" officeooo:rsid="000caef3" officeooo:paragraph-rsid="000caef3" style:font-weight-asian="bold" style:font-weight-complex="bold"/>
    </style:style>
    <style:style style:name="P4" style:family="paragraph" style:parent-style-name="Standard">
      <style:text-properties fo:font-weight="bold" officeooo:rsid="000d62ba" officeooo:paragraph-rsid="000d62ba" style:font-weight-asian="bold" style:font-weight-complex="bold"/>
    </style:style>
    <style:style style:name="P5" style:family="paragraph" style:parent-style-name="Standard">
      <style:text-properties fo:color="#000000" officeooo:rsid="000d58fe" officeooo:paragraph-rsid="000d58fe"/>
    </style:style>
    <style:style style:name="P6" style:family="paragraph" style:parent-style-name="Standard">
      <style:text-properties fo:color="#000000" fo:font-weight="bold" officeooo:rsid="000d58fe" officeooo:paragraph-rsid="000d58fe" style:font-weight-asian="bold" style:font-weight-complex="bold"/>
    </style:style>
    <style:style style:name="P7" style:family="paragraph" style:parent-style-name="Standard">
      <style:text-properties fo:color="#000000" fo:font-weight="bold" officeooo:rsid="000d62ba" officeooo:paragraph-rsid="000d62ba" style:font-weight-asian="bold" style:font-weight-complex="bold"/>
    </style:style>
    <style:style style:name="P8" style:family="paragraph" style:parent-style-name="Standard">
      <style:text-properties fo:color="#000000" fo:font-weight="bold" officeooo:rsid="000df45a" officeooo:paragraph-rsid="000df45a" style:font-weight-asian="bold" style:font-weight-complex="bold"/>
    </style:style>
    <style:style style:name="P9" style:family="paragraph" style:parent-style-name="Standard">
      <style:text-properties fo:color="#000000" fo:font-weight="bold" officeooo:rsid="001049c4" officeooo:paragraph-rsid="001049c4" style:font-weight-asian="bold" style:font-weight-complex="bold"/>
    </style:style>
    <style:style style:name="P10" style:family="paragraph" style:parent-style-name="Standard">
      <style:text-properties fo:color="#000000" fo:font-weight="normal" officeooo:rsid="000d58fe" officeooo:paragraph-rsid="000d58fe" style:font-weight-asian="normal" style:font-weight-complex="normal"/>
    </style:style>
    <style:style style:name="P11" style:family="paragraph" style:parent-style-name="Standard">
      <style:text-properties fo:color="#000000" fo:font-weight="normal" officeooo:rsid="000d62ba" officeooo:paragraph-rsid="000d62ba" style:font-weight-asian="normal" style:font-weight-complex="normal"/>
    </style:style>
    <style:style style:name="P12" style:family="paragraph" style:parent-style-name="Standard">
      <style:text-properties fo:color="#000000" fo:font-weight="normal" officeooo:rsid="000df45a" officeooo:paragraph-rsid="000df45a" style:font-weight-asian="normal" style:font-weight-complex="normal"/>
    </style:style>
    <style:style style:name="P13" style:family="paragraph" style:parent-style-name="Standard">
      <style:text-properties fo:color="#000000" fo:font-weight="normal" officeooo:rsid="0011f70c" officeooo:paragraph-rsid="0011f70c" style:font-weight-asian="normal" style:font-weight-complex="normal"/>
    </style:style>
    <style:style style:name="P14" style:family="paragraph" style:parent-style-name="Standard">
      <style:text-properties fo:color="#ff3333" fo:font-weight="normal" officeooo:rsid="000d62ba" officeooo:paragraph-rsid="000d62ba" style:font-weight-asian="normal" style:font-weight-complex="normal"/>
    </style:style>
    <style:style style:name="T1" style:family="text">
      <style:text-properties fo:color="#800000"/>
    </style:style>
    <style:style style:name="T2" style:family="text">
      <style:text-properties officeooo:rsid="000d62ba"/>
    </style:style>
    <style:style style:name="T3" style:family="text">
      <style:text-properties officeooo:rsid="00126e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(para interpretar donde va cada cosa no fijo)</text:p>
      <text:p text:style-name="P3"/>
      <text:p text:style-name="P3">Gestión de usuarios <text:span text:style-name="T3">(David)</text:span></text:p>
      <text:p text:style-name="P1"/>
      <text:p text:style-name="P2">Registro online.</text:p>
      <text:p text:style-name="P2">Modificar datos personales de contacto y preferencias.</text:p>
      <text:p text:style-name="P2">Consultar historial y estado de reservas y pedidos.</text:p>
      <text:p text:style-name="P2">Consultar historial y estado de opiniones.</text:p>
      <text:p text:style-name="P2">Consultar crédito.</text:p>
      <text:p text:style-name="P2"><text:span text:style-name="T1">Direcciones de entrega</text:span></text:p>
      <text:p text:style-name="P5">Canjear cupones prepago</text:p>
      <text:p text:style-name="P5">Darse de baja.</text:p>
      <text:p text:style-name="P5">Cerrar sesión.</text:p>
      <text:p text:style-name="P5">Iniciar sesión.</text:p>
      <text:p text:style-name="P5"/>
      <text:p text:style-name="P6">Gestión del perfil de empresas <text:span text:style-name="T3">(Iván)</text:span></text:p>
      <text:p text:style-name="P6"/>
      <text:p text:style-name="P10">Darse de alta.</text:p>
      <text:p text:style-name="P10">Publicar datos y carta. <text:span text:style-name="T2">(datos interés,horario...)</text:span></text:p>
      <text:p text:style-name="P10">Consultar <text:span text:style-name="T2">historial y estado de pedidos.</text:span></text:p>
      <text:p text:style-name="P14">Publicar valoraciones y estadísticos. (consultar...)</text:p>
      <text:p text:style-name="P11">Darse de baja</text:p>
      <text:p text:style-name="P10"/>
      <text:p text:style-name="P7">Gestión de pedidos. <text:span text:style-name="T3">(Rodrigo)</text:span></text:p>
      <text:p text:style-name="P11"/>
      <text:p text:style-name="P12">Búqueda de locales.</text:p>
      <text:p text:style-name="P12">Consultar datos del local.</text:p>
      <text:p text:style-name="P12">Realizar pedido.</text:p>
      <text:p text:style-name="P12">(include</text:p>
      <text:p text:style-name="P12"><text:tab/>Seleccionar productos.</text:p>
      <text:p text:style-name="P12"><text:tab/>Pago. (include pago con tarjeta, en efectivo...</text:p>
      <text:p text:style-name="P12"><text:tab/><text:tab/>Confirmación del pago.</text:p>
      <text:p text:style-name="P12"><text:tab/><text:tab/>Emitir factura.</text:p>
      <text:p text:style-name="P12"><text:tab/><text:tab/>Aplicar cupones de descuento</text:p>
      <text:p text:style-name="P12"><text:tab/>)</text:p>
      <text:p text:style-name="P12">)</text:p>
      <text:p text:style-name="P12"/>
      <text:p text:style-name="P8">Gestión de reservas <text:span text:style-name="T3">(Rodrigo)</text:span></text:p>
      <text:p text:style-name="P8"/>
      <text:p text:style-name="P12">Realizar búsqueda.</text:p>
      <text:p text:style-name="P12">Consultar datos del local.</text:p>
      <text:p text:style-name="P12">Realizar reservas.</text:p>
      <text:p text:style-name="P12">(include</text:p>
      <text:p text:style-name="P12"><text:tab/>Seleccionar paramétros (nº personas, …)</text:p>
      <text:p text:style-name="P12"><text:tab/>Pago (include pago con tarjeta, en efectivo...)</text:p>
      <text:p text:style-name="P12"><text:tab/><text:tab/>Confirmación del pago.</text:p>
      <text:p text:style-name="P12"><text:tab/><text:tab/>Emitir factura.</text:p>
      <text:p text:style-name="P12"><text:tab/><text:tab/>Aplicar cupones de descuento</text:p>
      <text:p text:style-name="P12"><text:tab/>)</text:p>
      <text:p text:style-name="P12">)</text:p>
      <text:p text:style-name="P12"/>
      <text:p text:style-name="P12"/>
      <text:p text:style-name="P8"><text:soft-page-break/>Apoyo a la promoción de la empresa <text:span text:style-name="T3">(Iván)</text:span></text:p>
      <text:p text:style-name="P12"/>
      <text:p text:style-name="P12">Gestión mensajería interna.</text:p>
      <text:p text:style-name="P12">Mantenimiento de blog.</text:p>
      <text:p text:style-name="P12">Gestión de la imagen pública de la corporación.</text:p>
      <text:p text:style-name="P12"/>
      <text:p text:style-name="P12"/>
      <text:p text:style-name="P9">Actores:</text:p>
      <text:p text:style-name="P9"/>
      <text:p text:style-name="P13">Administrador</text:p>
      <text:p text:style-name="P13">Empresario</text:p>
      <text:p text:style-name="P13">Cliente</text:p>
      <text:p text:style-name="P13">Usuario no registrado</text:p>
      <text:p text:style-name="P13"/>
      <text:p text:style-name="P13">(y lo que se ocurra...</text:p>
      <text:p text:style-name="P13">yo voto por el agente conversacion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0:19:35.835168357</meta:creation-date>
    <meta:generator>LibreOffice/4.2.8.2$Linux_X86_64 LibreOffice_project/420m0$Build-2</meta:generator>
    <dc:date>2016-03-29T21:13:16.863599805</dc:date>
    <meta:editing-duration>PT51M38S</meta:editing-duration>
    <meta:editing-cycles>7</meta:editing-cycles>
    <meta:document-statistic meta:table-count="0" meta:image-count="0" meta:object-count="0" meta:page-count="2" meta:paragraph-count="53" meta:word-count="189" meta:character-count="1306" meta:non-whitespace-character-count="1152"/>
  </office:meta>
</office:document-meta>
</file>